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8ea" officeooo:paragraph-rsid="0000a8ea"/>
    </style:style>
    <style:style style:name="P2" style:family="paragraph" style:parent-style-name="Standard" style:list-style-name="L1">
      <style:text-properties officeooo:rsid="0000a8ea" officeooo:paragraph-rsid="0000a8ea"/>
    </style:style>
    <style:style style:name="P3" style:family="paragraph" style:parent-style-name="Standard">
      <style:text-properties officeooo:rsid="0001def0" officeooo:paragraph-rsid="0001def0"/>
    </style:style>
    <style:style style:name="P4" style:family="paragraph" style:parent-style-name="Standard">
      <style:text-properties officeooo:rsid="0002c627" officeooo:paragraph-rsid="0002c627"/>
    </style:style>
    <style:style style:name="P5" style:family="paragraph" style:parent-style-name="Standard">
      <style:text-properties officeooo:rsid="00040e88" officeooo:paragraph-rsid="00040e88"/>
    </style:style>
    <style:style style:name="P6" style:family="paragraph" style:parent-style-name="Standard" style:list-style-name="L3">
      <style:text-properties style:font-name="Liberation Serif" officeooo:rsid="00053281" officeooo:paragraph-rsid="00053281"/>
    </style:style>
    <style:style style:name="P7" style:family="paragraph" style:parent-style-name="Standard" style:list-style-name="L3">
      <style:text-properties style:font-name="Liberation Serif" fo:font-weight="bold" officeooo:rsid="00053281" officeooo:paragraph-rsid="00053281" style:font-weight-asian="bold" style:font-weight-complex="bold"/>
    </style:style>
    <style:style style:name="P8" style:family="paragraph" style:parent-style-name="Standard">
      <style:text-properties style:font-name="Liberation Serif" fo:font-weight="bold" officeooo:rsid="00053281" officeooo:paragraph-rsid="00053281" style:font-weight-asian="bold" style:font-weight-complex="bold"/>
    </style:style>
    <style:style style:name="P9" style:family="paragraph" style:parent-style-name="Standard">
      <style:text-properties style:font-name="Liberation Serif" fo:font-weight="bold" officeooo:rsid="0005abc6" officeooo:paragraph-rsid="0005abc6" style:font-weight-asian="bold" style:font-weight-complex="bold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Liberation Serif" fo:font-weight="bold" officeooo:rsid="000a2bd8" officeooo:paragraph-rsid="000a2bd8" style:font-weight-asian="bold" style:font-weight-complex="bold"/>
    </style:style>
    <style:style style:name="P11" style:family="paragraph" style:parent-style-name="Standard" style:list-style-name="L4">
      <style:text-properties style:font-name="Liberation Serif" fo:font-weight="normal" officeooo:rsid="00075d83" officeooo:paragraph-rsid="00075d83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075d83" officeooo:paragraph-rsid="00075d83" style:font-weight-asian="normal" style:font-weight-complex="normal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Courier New" officeooo:rsid="00040e88" officeooo:paragraph-rsid="00040e88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5abc6" officeooo:paragraph-rsid="0005abc6" style:font-weight-asian="bold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Courier New" officeooo:rsid="00040e88" officeooo:paragraph-rsid="00040e88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Liberation Serif" officeooo:rsid="00053281" officeooo:paragraph-rsid="00053281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6196e" officeooo:paragraph-rsid="0006196e" style:font-weight-asian="bold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75d83" officeooo:paragraph-rsid="00075d83" style:font-weight-asian="bold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weight="bold" officeooo:rsid="000a2bd8" officeooo:paragraph-rsid="000a2bd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200" loext:char-shading-value="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6706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background-color="#fff200" loext:char-shading-value="0"/>
    </style:style>
    <style:style style:name="T9" style:family="text">
      <style:text-properties fo:color="#ce181e" style:text-underline-style="none" officeooo:rsid="0008598e"/>
    </style:style>
    <style:style style:name="T10" style:family="text">
      <style:text-properties fo:color="#ce181e" style:text-underline-style="none" fo:font-weight="bold" officeooo:rsid="0008598e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preta-se <text:span text:style-name="T1">literalmente</text:span><text:span text:style-name="T3"> a legislação tributária que disponha sobre:</text:span></text:p>
      <text:list xml:id="list2451811862" text:style-name="L1">
        <text:list-item>
          <text:p text:style-name="P2"><text:span text:style-name="T3">suspensão ou exclusão de CT;</text:span></text:p>
        </text:list-item>
        <text:list-item>
          <text:p text:style-name="P2"><text:span text:style-name="T3">isenção;</text:span></text:p>
        </text:list-item>
        <text:list-item>
          <text:p text:style-name="P2"><text:span text:style-name="T3">dispensa de obrigações acessórias.</text:span></text:p>
        </text:list-item>
      </text:list>
      <text:p text:style-name="P1"><text:span text:style-name="T3"/></text:p>
      <text:p text:style-name="P3"><text:span text:style-name="T3">Interpretação </text:span><text:span text:style-name="T1">extensiva</text:span><text:span text:style-name="T3"> → lei diz </text:span><text:span text:style-name="T1">menos</text:span><text:span text:style-name="T3"> do que deveria, intérprete tem que extendê-la.</text:span></text:p>
      <text:p text:style-name="P3"><text:span text:style-name="T3">Interpretação </text:span><text:span text:style-name="T1">restritiva</text:span><text:span text:style-name="T3"> → lei diz </text:span><text:span text:style-name="T1">mais</text:span><text:span text:style-name="T3"> do que deveria, intérprete tem que restringi-la.</text:span></text:p>
      <text:p text:style-name="P3"><text:span text:style-name="T3">Interpretação </text:span><text:span text:style-name="T1">declaratória</text:span><text:span text:style-name="T3"> → lei diz </text:span><text:span text:style-name="T1">exatamente</text:span><text:span text:style-name="T3"> o que deveria, intérprete apenas a declara.</text:span></text:p>
      <text:p text:style-name="P3"><text:span text:style-name="T3"/></text:p>
      <text:p text:style-name="P4"><text:span text:style-name="T3">STJ: a interpretação literal da norma </text:span><text:span text:style-name="T1">não</text:span><text:span text:style-name="T3"> pode levar o aplicador do direito à absurda conclusão de que esteja ele impedido de valer-se de uma equilibrada ponderação dos elementos lógico-sistemático, histórico e finalístico ou teleológico, os quais integram a moderna metodologia de interpretação das normas jurídicas.</text:span></text:p>
      <text:p text:style-name="P4"><text:span text:style-name="T3"/></text:p>
      <text:p text:style-name="P5"><text:span text:style-name="T3">A incidência de </text:span><text:span text:style-name="T1">juros</text:span><text:span text:style-name="T3"> </text:span><text:span text:style-name="T1">não</text:span><text:span text:style-name="T3"> pode ser considerada uma penalidade.</text:span></text:p>
      <text:p text:style-name="P5"><text:span text:style-name="T3">STJ: em matéria de </text:span><text:span text:style-name="T1">juros</text:span><text:span text:style-name="T3">, </text:span><text:span text:style-name="T1">não</text:span><text:span text:style-name="T3"> se aplica a legislação mais benéfica ao contribuinte porque não estão em discussão as hipóteses do art. 112 do CTN.</text:span></text:p>
      <text:p text:style-name="P13"><text:span text:style-name="T3">CTN, Art. 112. A lei tributária que define </text:span><text:span text:style-name="T1">infrações</text:span><text:span text:style-name="T3">, ou lhe comina </text:span><text:span text:style-name="T1">penalidade</text:span><text:span text:style-name="T3">, interpreta-se de maneira mais favorável ao acusado, </text:span><text:span text:style-name="T2">em caso de dúvida</text:span><text:span text:style-name="T3"> quanto:</text:span></text:p>
      <text:p text:style-name="P13"><text:span text:style-name="T3">I – à capitulação legal do fato;</text:span></text:p>
      <text:p text:style-name="P13"><text:span text:style-name="T3">II – à natureza ou às circunstâncias materiais do fato, ou à natureza ou extensão dos seus efeitos;</text:span></text:p>
      <text:p text:style-name="P13"><text:span text:style-name="T3">III – à autoria, imputabilidade ou punibilidade;</text:span></text:p>
      <text:p text:style-name="P13"><text:span text:style-name="T3">IV – à natureza da penalidade aplicável, ou à sua graduação.</text:span></text:p>
      <text:p text:style-name="P15"><text:span text:style-name="T3"/></text:p>
      <text:p text:style-name="P16"><text:span text:style-name="T3">Princípios Gerais de Direito </text:span><text:span text:style-name="T1">Privado</text:span><text:span text:style-name="T3">:</text:span></text:p>
      <text:list xml:id="list3144699795" text:style-name="L3">
        <text:list-item>
          <text:p text:style-name="P6"><text:span text:style-name="T3">usados para explicar conceitos do direito privado;</text:span></text:p>
        </text:list-item>
        <text:list-item>
          <text:p text:style-name="P7">não<text:span text:style-name="T3"> pode ser usados para definir efeitos tributários.</text:span></text:p>
        </text:list-item>
      </text:list>
      <text:p text:style-name="P8"><text:span text:style-name="T3"/></text:p>
      <text:p text:style-name="P9"><text:span text:style-name="T3">Que</text:span><text:span text:style-name="T4">m</text:span><text:span text:style-name="T3"> </text:span>define ou limita<text:span text:style-name="T3"> competências tributárias é </text:span><text:span text:style-name="T4">apenas</text:span><text:span text:style-name="T3"> a </text:span>CF<text:span text:style-name="T3">, mas se a questão cobrar a </text:span><text:span text:style-name="T5">literalidade</text:span><text:span text:style-name="T7"> do CTN, considerá-la correta:</text:span></text:p>
      <text:p text:style-name="P14"><text:span text:style-name="T7">CTN, Art. 110. A lei tributária não pode alterar a definição, o conteúdo e o alcance de institutos, conceitos e formas de direito privado, utilizados, </text:span><text:span text:style-name="T8">expressa ou implicitamente</text:span><text:span text:style-name="T7">, pela CF, pelas Constituições dos Estados, ou pelas Leis Orgânicas do DF ou Municípios, para definir ou limitar competências tributárias.</text:span></text:p>
      <text:p text:style-name="P14"><text:span text:style-name="T7"/></text:p>
      <text:p text:style-name="P19"><text:span text:style-name="T6">Atenção!</text:span><text:span text:style-name="T7"> O que o art. 110 fala é o seguinte:</text:span></text:p>
      <text:list xml:id="list575519121" text:style-name="L5">
        <text:list-item>
          <text:p text:style-name="P10"><text:span text:style-name="T7">se CF/Constituições estatuais/Leis orgânicas </text:span><text:span text:style-name="T6">NÃO</text:span><text:span text:style-name="T7"> usam conceitos de direito privado → lei tributária </text:span><text:span text:style-name="T6">PODE</text:span><text:span text:style-name="T7"> alterar definições;</text:span></text:p>
        </text:list-item>
        <text:list-item>
          <text:p text:style-name="P10"><text:span text:style-name="T7">se CF/Constituições estaduais/Leis orgânicas </text:span><text:span text:style-name="T6">USAM</text:span><text:span text:style-name="T7"> conceitos de direito privado → lei tributária </text:span><text:span text:style-name="T6">NÃO PODE</text:span><text:span text:style-name="T7"> alterar essas definições.</text:span></text:p>
        </text:list-item>
      </text:list>
      <text:p text:style-name="P17"><text:span text:style-name="T7"/></text:p>
      <text:p text:style-name="P17"><text:span text:style-name="T7">A </text:span><text:span text:style-name="T6">integração</text:span><text:span text:style-name="T7"> tem </text:span><text:span text:style-name="T6">efeito constitutivo</text:span><text:span text:style-name="T7"> das leis.</text:span></text:p>
      <text:p text:style-name="P17"><text:span text:style-name="T7"/></text:p>
      <text:p text:style-name="P17"><text:span text:style-name="T7">Interpretação → descobrir o que dispositivo quer dizer.</text:span></text:p>
      <text:p text:style-name="P17"><text:span text:style-name="T7">Integração → suprir lacuna que não foi prevista pelo legislador.</text:span></text:p>
      <text:p text:style-name="P17"><text:soft-page-break/><text:span text:style-name="T7"/></text:p>
      <text:p text:style-name="P18"><text:span text:style-name="T6">Integração</text:span><text:span text:style-name="T7"> segue </text:span><text:span text:style-name="T5">sucessivamente</text:span><text:span text:style-name="T7">:</text:span></text:p>
      <text:list xml:id="list3676728847" text:style-name="L4">
        <text:list-item>
          <text:p text:style-name="P11"><text:span text:style-name="T6">analogia; </text:span><text:span text:style-name="T9">[</text:span><text:span text:style-name="T10">não</text:span><text:span text:style-name="T9"> pode resultar em exigência de tributo não previsto em lei]</text:span></text:p>
        </text:list-item>
        <text:list-item>
          <text:p text:style-name="P11"><text:span text:style-name="T6">princípios gerais do Direito Tributário;</text:span></text:p>
        </text:list-item>
        <text:list-item>
          <text:p text:style-name="P11"><text:span text:style-name="T6">princípios gerais do Direito Público;</text:span></text:p>
        </text:list-item>
        <text:list-item>
          <text:p text:style-name="P11"><text:span text:style-name="T6">equidade. </text:span><text:span text:style-name="T9">[</text:span><text:span text:style-name="T10">não</text:span><text:span text:style-name="T9"> pode resultar em dispensa de pagamento de tributo devido]</text:span></text:p>
        </text:list-item>
      </text:list>
      <text:p text:style-name="P12"><text:span text:style-name="T6"/></text:p>
      <text:p text:style-name="P1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04T16:25:03.792000000</dc:date>
    <meta:editing-duration>PT1H5M18S</meta:editing-duration>
    <meta:editing-cycles>12</meta:editing-cycles>
    <meta:document-statistic meta:table-count="0" meta:image-count="0" meta:object-count="0" meta:page-count="2" meta:paragraph-count="31" meta:word-count="407" meta:character-count="2642" meta:non-whitespace-character-count="2273"/>
  </office:meta>
</office:document-meta>
</file>